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4.4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488cm" table:align="left" style:writing-mode="lr-tb"/>
    </style:style>
    <style:style style:name="表格3.A" style:family="table-column">
      <style:table-column-properties style:column-width="2.999cm"/>
    </style:style>
    <style:style style:name="表格3.B" style:family="table-column">
      <style:table-column-properties style:column-width="11.509cm"/>
    </style:style>
    <style:style style:name="表格3.C" style:family="table-column">
      <style:table-column-properties style:column-width="3.198cm"/>
    </style:style>
    <style:style style:name="表格3.D" style:family="table-column">
      <style:table-column-properties style:column-width="7.782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153ea" officeooo:paragraph-rsid="001153ea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153ea" officeooo:paragraph-rsid="0016f375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1153ea" officeooo:paragraph-rsid="001153ea" style:font-size-asian="12pt" style:font-size-complex="12pt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fo:font-size="12pt" officeooo:rsid="001153ea" officeooo:paragraph-rsid="00140fdd" style:font-size-asian="12pt" style:font-size-complex="12pt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fo:font-size="12pt" officeooo:rsid="000eb7ce" officeooo:paragraph-rsid="0012b48c" style:font-size-asian="12pt" style:font-size-complex="12pt"/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eb7ce" officeooo:paragraph-rsid="00157c84" style:font-size-asian="12pt" style:font-size-complex="12pt"/>
    </style:style>
    <style:style style:name="P1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eb7ce" officeooo:paragraph-rsid="000f61e6" style:font-size-asian="12pt" style:font-size-complex="12pt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2pt" officeooo:rsid="001341ad" officeooo:paragraph-rsid="001341ad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157c84" officeooo:paragraph-rsid="00157c84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16f375" officeooo:paragraph-rsid="0016f375" style:font-size-asian="12pt" style:font-size-complex="12pt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officeooo:paragraph-rsid="000d9eb6"/>
    </style:style>
    <style:style style:name="P16" style:family="paragraph" style:parent-style-name="Table_20_Contents">
      <style:paragraph-properties fo:background-color="#eeeeee">
        <style:background-image/>
      </style:paragraph-properties>
      <style:text-properties officeooo:paragraph-rsid="0012b48c"/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2pt" officeooo:rsid="001153ea" officeooo:paragraph-rsid="001153ea" style:font-size-asian="12pt" style:font-size-complex="12pt"/>
    </style:style>
    <style:style style:name="P20" style:family="paragraph" style:parent-style-name="Table_20_Contents">
      <style:text-properties officeooo:rsid="00169305" officeooo:paragraph-rsid="00192d60"/>
    </style:style>
    <style:style style:name="P21" style:family="paragraph" style:parent-style-name="Table_20_Contents">
      <style:text-properties officeooo:paragraph-rsid="00192d60"/>
    </style:style>
    <style:style style:name="P22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Table_20_Contents">
      <style:paragraph-properties fo:background-color="#eeeeee">
        <style:background-image/>
      </style:paragraph-properties>
      <style:text-properties fo:font-size="12pt" officeooo:rsid="0012b48c" officeooo:paragraph-rsid="0016f375" style:font-size-asian="12pt" style:font-size-complex="12pt"/>
    </style:style>
    <style:style style:name="P25" style:family="paragraph" style:parent-style-name="Table_20_Contents">
      <style:paragraph-properties fo:background-color="#eeeeee">
        <style:background-image/>
      </style:paragraph-properties>
      <style:text-properties fo:font-size="12pt" officeooo:rsid="001153ea" officeooo:paragraph-rsid="002203da" style:font-size-asian="12pt" style:font-size-complex="12pt"/>
    </style:style>
    <style:style style:name="P2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203da" officeooo:paragraph-rsid="002203da" style:font-size-asian="12pt" style:font-size-complex="12pt"/>
    </style:style>
    <style:style style:name="P27" style:family="paragraph" style:parent-style-name="Table_20_Contents">
      <style:text-properties officeooo:rsid="002203da" officeooo:paragraph-rsid="002203d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9eb6" style:font-size-asian="12pt" style:font-size-complex="12pt"/>
    </style:style>
    <style:style style:name="T3" style:family="text">
      <style:text-properties fo:font-size="12pt" officeooo:rsid="000eb7ce" style:font-size-asian="12pt" style:font-size-complex="12pt"/>
    </style:style>
    <style:style style:name="T4" style:family="text">
      <style:text-properties fo:font-size="12pt" officeooo:rsid="001153ea" style:font-size-asian="12pt" style:font-size-complex="12pt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officeooo:rsid="000d9eb6"/>
    </style:style>
    <style:style style:name="T7" style:family="text">
      <style:text-properties officeooo:rsid="00140fdd"/>
    </style:style>
    <style:style style:name="T8" style:family="text">
      <style:text-properties officeooo:rsid="00157c84"/>
    </style:style>
    <style:style style:name="T9" style:family="text">
      <style:text-properties officeooo:rsid="0016f375"/>
    </style:style>
    <style:style style:name="T10" style:family="text">
      <style:text-properties officeooo:rsid="00187240"/>
    </style:style>
    <style:style style:name="T11" style:family="text">
      <style:text-properties officeooo:rsid="00169305"/>
    </style:style>
    <style:style style:name="T12" style:family="text">
      <style:text-properties officeooo:rsid="00192d60"/>
    </style:style>
    <style:style style:name="T13" style:family="text">
      <style:text-properties officeooo:rsid="002203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9">MCU firmwa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5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6">7</text:span>/<text:span text:style-name="T6">07/06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5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13">I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5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12"><text:span text:style-name="T10">03</text:span>170<text:span text:style-name="T13">706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7">PCBA :</text:p>
          </table:table-cell>
          <table:covered-table-cell/>
          <table:table-cell table:style-name="表格1.A3" table:number-columns-spanned="11" office:value-type="string">
            <text:p text:style-name="P13">Q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22">項目</text:p>
                </table:table-cell>
                <table:table-cell table:style-name="表格2.A1" office:value-type="string">
                  <text:p text:style-name="P22">位置</text:p>
                </table:table-cell>
                <table:table-cell table:style-name="表格2.A1" office:value-type="string">
                  <text:p text:style-name="P22">檔案名稱</text:p>
                </table:table-cell>
                <table:table-cell table:style-name="表格2.A1" office:value-type="string">
                  <text:p text:style-name="P22">檢查碼(MD5)</text:p>
                </table:table-cell>
                <table:table-cell table:style-name="表格2.A1" office:value-type="string">
                  <text:p text:style-name="P22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8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5">iMX6-Q7-170<text:span text:style-name="T13">706-27</text:span>.bin</text:p>
                </table:table-cell>
                <table:table-cell table:style-name="表格2.A1" office:value-type="string">
                  <text:p text:style-name="P26">3607242b11bbde60b604566b7eeee05c</text:p>
                </table:table-cell>
                <table:table-cell table:style-name="表格2.A1" office:value-type="string">
                  <text:p text:style-name="P10">efm bin <text:span text:style-name="T8">(VER : 03170706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8">2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6">iMX6-Q7-170<text:span text:style-name="T13">706</text:span></text:p>
                </table:table-cell>
                <table:table-cell table:style-name="表格2.A1" office:value-type="string">
                  <text:p text:style-name="P26">ac889e059870015b4d4777ae55e0b2a3</text:p>
                </table:table-cell>
                <table:table-cell table:style-name="表格2.A1" office:value-type="string">
                  <text:p text:style-name="P11">Efm tools <text:span text:style-name="T8">(VER : 03170706)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8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18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5"> </text:span><text:span text:style-name="T1">:</text:span></text:p>
            <text:p text:style-name="P20">Source Code 說明:</text:p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row>
                <table:table-cell table:style-name="表格3.A1" office:value-type="string">
                  <text:p text:style-name="P20">MCU firmware</text:p>
                </table:table-cell>
                <table:table-cell table:style-name="表格3.A1" office:value-type="string">
                  <text:p text:style-name="P21">ssh://gitolite@git-server.rtx.org/MCU/EFM32.gi<text:span text:style-name="T11">t</text:span></text:p>
                </table:table-cell>
                <table:table-cell table:style-name="表格3.A1" office:value-type="string">
                  <text:p text:style-name="P20">IMX6-<text:span text:style-name="T12">Q7</text:span></text:p>
                </table:table-cell>
                <table:table-cell table:style-name="表格3.D1" office:value-type="string">
                  <text:p text:style-name="P27">2e7e8d905564975fe1ea22d3ac28c86e77d38e44</text:p>
                </table:table-cell>
              </table:table-row>
              <table:table-row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21"/>
                </table:table-cell>
                <table:table-cell table:style-name="表格3.D2" office:value-type="string">
                  <text:p text:style-name="P21"/>
                </table:table-cell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5"><text:span text:style-name="T1">1. 版本</text:span><text:span text:style-name="T5"> </text:span><text:span text:style-name="T1">V00</text:span><text:span text:style-name="T4">1</text:span><text:span text:style-name="T5"> </text:span><text:span text:style-name="T1">Release, <text:s/>For </text:span><text:span text:style-name="T3">efm mcu</text:span><text:span text:style-name="T2"> </text:span><text:span text:style-name="T1">使用。</text:span></text:p>
            <text:p text:style-name="P16"><text:span text:style-name="T1">2. 使用治具更新</text:span><text:span text:style-name="T3">efm firmware。</text:span></text:p>
            <text:p text:style-name="P9">3. 或透過執行efmcmd經I2C更新。</text:p>
            <text:p text:style-name="P7">4. 修改 <text:span text:style-name="T13">0706</text:span></text:p>
            <text:p text:style-name="P8"><text:s text:c="6"/>a. 移除<text:span text:style-name="T13">PMIC detect功能</text:span></text:p>
            <text:p text:style-name="P25"><text:s text:c="6"/>b. <text:span text:style-name="T13">LFXOTIMEOUT_8CYCLES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7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7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7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7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7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23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11T11:34:50.168105945</dc:date>
    <meta:print-date>1900-12-31T16:00:00</meta:print-date>
    <meta:editing-cycles>35</meta:editing-cycles>
    <meta:editing-duration>PT54M14S</meta:editing-duration>
    <meta:generator>LibreOffice/4.2.6.3$Linux_X86_64 LibreOffice_project/420m0$Build-3</meta:generator>
    <meta:document-statistic meta:table-count="3" meta:image-count="0" meta:object-count="0" meta:page-count="1" meta:paragraph-count="48" meta:word-count="149" meta:character-count="543" meta:non-whitespace-character-count="4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